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solid" draw:fill-color="#5983b0" draw:textarea-horizontal-align="justify" draw:textarea-vertical-align="middle" draw:auto-grow-height="false" fo:min-height="1.304cm" fo:min-width="3.911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8.78cm" fo:min-width="0cm" fo:padding-top="0.177cm" fo:padding-bottom="0.177cm" fo:padding-left="0.302cm" fo:padding-right="0.302cm" fo:wrap-option="wrap" loext:decorative="fals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9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9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87cm" fo:min-width="3.911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86cm" fo:min-width="3.911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15cm" fo:min-width="6.699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17cm" fo:min-width="6.699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8.728cm" fo:min-width="0cm" fo:padding-top="0.177cm" fo:padding-bottom="0.177cm" fo:padding-left="0.302cm" fo:padding-right="0.302cm" fo:wrap-option="wrap" loext:decorative="false"/>
    </style:style>
    <style:style style:name="gr1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2" style:family="graphic" style:parent-style-name="objectwithoutfill">
      <style:graphic-properties svg:stroke-width="0.106cm" draw:marker-start-width="0.358cm" draw:marker-end="Arrowheads_20_3" draw:marker-end-width="0.458cm" draw:fill="none" draw:textarea-vertical-align="middle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18.306cm" fo:min-width="0cm" fo:padding-top="0.177cm" fo:padding-bottom="0.177cm" fo:padding-left="0.302cm" fo:padding-right="0.302cm" fo:wrap-option="wrap" loext:decorative="false"/>
    </style:style>
    <style:style style:name="gr14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13.491cm" fo:min-width="0cm" fo:padding-top="0.177cm" fo:padding-bottom="0.177cm" fo:padding-left="0.302cm" fo:padding-right="0.302cm" fo:wrap-option="wrap" loext:decorative="false"/>
    </style:style>
    <style:style style:name="gr15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svg:stroke-width="0.106cm" svg:stroke-color="#000000" draw:marker-start-width="0.358cm" draw:marker-end-width="0.358cm" draw:fill="solid" draw:fill-color="#5983b0" draw:textarea-horizontal-align="justify" draw:textarea-vertical-align="middle" draw:auto-grow-height="false" fo:min-height="1.234cm" fo:min-width="3.841cm" fo:padding-top="0.177cm" fo:padding-bottom="0.177cm" fo:padding-left="0.302cm" fo:padding-right="0.302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8.676cm" fo:min-width="0cm" fo:padding-top="0.177cm" fo:padding-bottom="0.177cm" fo:padding-left="0.302cm" fo:padding-right="0.302cm" fo:wrap-option="wrap" loext:decorative="false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7cm" fo:min-width="6.751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9cm" fo:min-width="6.751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8cm" draw:marker-end-width="0.358cm" draw:fill="solid" draw:fill-color="#5983b0" draw:textarea-horizontal-align="justify" draw:textarea-vertical-align="middle" draw:auto-grow-height="false" fo:min-height="0.917cm" fo:min-width="5.111cm" fo:padding-top="0.177cm" fo:padding-bottom="0.177cm" fo:padding-left="0.302cm" fo:padding-right="0.302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9cm" fo:min-width="6.115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2.657cm" fo:min-width="0cm" fo:padding-top="0.177cm" fo:padding-bottom="0.177cm" fo:padding-left="0.302cm" fo:padding-right="0.302cm" fo:wrap-option="wrap" loext:decorative="false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9cm" fo:min-width="6.015cm" fo:padding-top="0.151cm" fo:padding-bottom="0.151cm" fo:padding-left="0.276cm" fo:padding-right="0.276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106cm" svg:stroke-color="#000000" draw:marker-start-width="0.358cm" draw:marker-end-width="0.358cm" draw:fill="solid" draw:fill-color="#5983b0" draw:textarea-horizontal-align="justify" draw:textarea-vertical-align="middle" draw:auto-grow-height="false" fo:min-height="0.917cm" fo:min-width="5.963cm" fo:padding-top="0.177cm" fo:padding-bottom="0.177cm" fo:padding-left="0.302cm" fo:padding-right="0.302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dash" draw:stroke-dash="Long_20_Dash" svg:stroke-width="0.035cm" svg:stroke-color="#999999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983b0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solid" draw:fill-color="#5983b0"/>
      <style:paragraph-properties fo:text-align="center"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588cm" svg:x="1cm" svg:y="18.145cm">
          <text:p text:style-name="P1">roun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588cm" svg:x="6.08cm" svg:y="18.146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588cm" svg:x="11.16cm" svg:y="18.146cm">
          <text:p text:style-name="P1">foren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588cm" svg:x="16.24cm" svg:y="18.146cm">
          <text:p text:style-name="P1">surnam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9.526cm" draw:transform="rotate (1.5707963267949) translate (11.159cm 21.321cm)">
          <text:p/>
          <draw:enhanced-geometry svg:viewBox="0 0 21600 21600" draw:glue-points="21600 0 0 10800 21600 21600" draw:text-areas="13800 ?f9 21600 ?f10" draw:type="left-brace" draw:modifiers="1800 5035.5410937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3" draw:text-style-name="P4" xml:id="id8" draw:id="id8" draw:layer="layout" svg:width="5.08cm" svg:height="1.271cm" svg:x="6.08cm" svg:y="0.999cm">
          <text:p text:style-name="P1">startPosi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6.08cm" svg:y="2.587cm">
          <text:p text:style-name="P1">finalPosi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1cm" svg:x="6.08cm" svg:y="4.174cm">
          <text:p text:style-name="P1">positionOrd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1.271cm" svg:x="13.065cm" svg:y="4.175cm">
          <text:p text:style-name="P1">point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1cm" svg:x="6.08cm" svg:y="5.761cm">
          <text:p text:style-name="P1">lap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6.08cm" svg:y="7.35cm">
          <text:p text:style-name="P1">millisecond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6.08cm" svg:y="8.937cm">
          <text:p text:style-name="P1">fastestLa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6.08cm" svg:y="10.525cm">
          <text:p text:style-name="P1">fastestLapTime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4.445cm" svg:height="1.271cm" svg:x="4.492cm" svg:y="22.907cm">
          <text:p text:style-name="P1">raceNam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45cm" svg:height="1.27cm" svg:x="4.492cm" svg:y="21.32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4.445cm" svg:height="1.271cm" svg:x="6.397cm" svg:y="25.446cm">
          <text:p text:style-name="P1">circuitNam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45cm" svg:height="1.27cm" svg:x="8.62cm" svg:y="27.67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4.445cm" svg:height="1.271cm" svg:x="8.62cm" svg:y="29.257cm">
          <text:p text:style-name="P1">country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45cm" svg:height="1.271cm" svg:x="14.97cm" svg:y="21.32cm">
          <text:p text:style-name="P1">dateOfBirth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4.445cm" svg:height="1.27cm" svg:x="15.017cm" svg:y="22.908cm">
          <text:p text:style-name="P1">nationality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303cm" svg:height="1.269cm" svg:x="13.382cm" svg:y="12.112cm">
          <text:p text:style-name="P1">constructorNam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303cm" svg:height="1.271cm" svg:x="13.382cm" svg:y="9.572cm">
          <text:p text:style-name="P1">constructorNationalit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6.08cm" svg:y="12.112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9.526cm" draw:transform="rotate (1.5707963267949) translate (1cm 21.32cm)">
          <text:p/>
          <draw:enhanced-geometry svg:viewBox="0 0 21600 21600" draw:glue-points="21600 0 0 10800 21600 21600" draw:text-areas="13800 ?f9 21600 ?f10" draw:type="left-brace" draw:modifiers="1800 4310.024141912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11" draw:text-style-name="P3" xml:id="id1" draw:id="id1" draw:layer="layout" svg:x1="2.905cm" svg:y1="21.32cm" svg:x2="2.905cm" svg:y2="22.59cm">
          <text:p/>
        </draw:line>
        <draw:connector draw:style-name="gr12" draw:text-style-name="P3" draw:layer="layout" draw:type="lines" draw:line-skew="-0.527cm" svg:x1="2.905cm" svg:y1="22.59cm" svg:x2="4.492cm" svg:y2="23.542cm" draw:start-shape="id1" draw:start-glue-point="2" draw:end-shape="id2" draw:end-glue-point="3" svg:d="M2905 22590h26l1033 952h528" svg:viewBox="0 0 1588 953">
          <text:p/>
        </draw:connector>
        <draw:line draw:style-name="gr11" draw:text-style-name="P3" xml:id="id3" draw:id="id3" draw:layer="layout" svg:x1="4.809cm" svg:y1="24.178cm" svg:x2="4.81cm" svg:y2="24.812cm">
          <text:p/>
        </draw:line>
        <draw:connector draw:style-name="gr12" draw:text-style-name="P3" draw:layer="layout" draw:type="lines" draw:line-skew="-0.553cm" svg:x1="4.809cm" svg:y1="24.812cm" svg:x2="6.397cm" svg:y2="26.081cm" draw:start-shape="id3" draw:start-glue-point="2" draw:end-shape="id4" draw:end-glue-point="3" svg:d="M4809 24812h1l1059 1269h528" svg:viewBox="0 0 1589 1270">
          <text:p/>
        </draw:connector>
        <draw:line draw:style-name="gr11" draw:text-style-name="P3" xml:id="id5" draw:id="id5" draw:layer="layout" svg:x1="13.382cm" svg:y1="21.321cm" svg:x2="13.382cm" svg:y2="22.59cm">
          <text:p/>
        </draw:line>
        <draw:connector draw:style-name="gr12" draw:text-style-name="P3" draw:layer="layout" draw:type="lines" draw:line-skew="-0.527cm" svg:x1="13.382cm" svg:y1="22.59cm" svg:x2="15.017cm" svg:y2="23.543cm" draw:start-shape="id5" draw:start-glue-point="2" draw:end-shape="id6" draw:end-glue-point="3" svg:d="M13382 22590h26l1081 953h528" svg:viewBox="0 0 1636 954">
          <text:p/>
        </draw:connector>
        <draw:custom-shape draw:style-name="gr13" draw:text-style-name="P3" draw:layer="layout" svg:width="1.27cm" svg:height="19.686cm" draw:transform="rotate (-1.5707963267949) translate (20.685cm 16.24cm)">
          <text:p/>
          <draw:enhanced-geometry svg:viewBox="0 0 21600 21600" draw:glue-points="21600 0 0 10800 21600 21600" draw:text-areas="13800 ?f9 21600 ?f10" draw:type="left-brace" draw:modifiers="1800 18116.48295829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4" draw:text-style-name="P3" draw:layer="layout" svg:width="1.27cm" svg:height="14.605cm" draw:transform="rotate (-1.5707963267949) translate (20.685cm 14.652cm)">
          <text:p/>
          <draw:enhanced-geometry svg:viewBox="0 0 21600 21600" draw:glue-points="21600 0 0 10800 21600 21600" draw:text-areas="13800 ?f9 21600 ?f10" draw:type="left-brace" draw:modifiers="1800 4233.9312611255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11" draw:text-style-name="P3" xml:id="id7" draw:id="id7" draw:layer="layout" svg:x1="4.175cm" svg:y1="2.587cm" svg:x2="4.175cm" svg:y2="16.24cm">
          <text:p/>
        </draw:line>
        <draw:connector draw:style-name="gr12" draw:text-style-name="P3" draw:layer="layout" draw:type="lines" draw:line-skew="-0.553cm" svg:x1="4.175cm" svg:y1="2.587cm" svg:x2="6.08cm" svg:y2="1.634cm" draw:start-shape="id7" draw:start-glue-point="0" draw:end-shape="id8" svg:d="M4175 2587l1378-953h527" svg:viewBox="0 0 1906 954">
          <text:p/>
        </draw:connector>
        <draw:connector draw:style-name="gr12" draw:text-style-name="P3" draw:layer="layout" draw:type="lines" svg:x1="4.175cm" svg:y1="7.985cm" svg:x2="6.08cm" svg:y2="7.984cm" svg:d="M4175 7985h553l824-1h528" svg:viewBox="0 0 1906 2">
          <text:p/>
        </draw:connector>
        <draw:connector draw:style-name="gr12" draw:text-style-name="P3" draw:layer="layout" draw:type="lines" svg:x1="4.175cm" svg:y1="9.573cm" svg:x2="6.08cm" svg:y2="9.572cm" svg:d="M4175 9573h553l824-1h528" svg:viewBox="0 0 1906 2">
          <text:p/>
        </draw:connector>
        <draw:connector draw:style-name="gr12" draw:text-style-name="P3" draw:layer="layout" draw:type="lines" svg:x1="4.175cm" svg:y1="11.161cm" svg:x2="6.08cm" svg:y2="11.16cm" svg:d="M4175 11161h553l824-1h528" svg:viewBox="0 0 1906 2">
          <text:p/>
        </draw:connector>
        <draw:connector draw:style-name="gr12" draw:text-style-name="P3" draw:layer="layout" draw:type="lines" svg:x1="4.175cm" svg:y1="12.748cm" svg:x2="6.08cm" svg:y2="12.747cm" svg:d="M4175 12748h553l824-1h528" svg:viewBox="0 0 1906 2">
          <text:p/>
        </draw:connector>
        <draw:connector draw:style-name="gr12" draw:text-style-name="P3" draw:layer="layout" draw:type="lines" svg:x1="4.175cm" svg:y1="6.398cm" svg:x2="6.08cm" svg:y2="6.397cm" svg:d="M4175 6398h553l824-1h528" svg:viewBox="0 0 1906 2">
          <text:p/>
        </draw:connector>
        <draw:connector draw:style-name="gr12" draw:text-style-name="P3" draw:layer="layout" draw:type="lines" svg:x1="4.175cm" svg:y1="4.811cm" svg:x2="6.08cm" svg:y2="4.81cm" svg:d="M4175 4811h553l824-1h528" svg:viewBox="0 0 1906 2">
          <text:p/>
        </draw:connector>
        <draw:connector draw:style-name="gr12" draw:text-style-name="P3" draw:layer="layout" draw:type="lines" svg:x1="4.175cm" svg:y1="3.223cm" svg:x2="6.08cm" svg:y2="3.222cm" svg:d="M4175 3223h553l824-1h528" svg:viewBox="0 0 1906 2">
          <text:p/>
        </draw:connector>
        <draw:line draw:style-name="gr15" draw:text-style-name="P3" draw:layer="layout" svg:x1="2.905cm" svg:y1="21.955cm" svg:x2="4.492cm" svg:y2="21.955cm">
          <text:p/>
        </draw:line>
        <draw:line draw:style-name="gr15" draw:text-style-name="P3" draw:layer="layout" svg:x1="13.382cm" svg:y1="21.955cm" svg:x2="14.969cm" svg:y2="21.955cm">
          <text:p/>
        </draw:line>
        <draw:connector draw:style-name="gr12" draw:text-style-name="P3" draw:layer="layout" draw:type="lines" svg:x1="11.16cm" svg:y1="4.811cm" svg:x2="13.065cm" svg:y2="4.81cm" svg:d="M11160 4811h553l824-1h528" svg:viewBox="0 0 1906 2">
          <text:p/>
        </draw:connector>
        <draw:line draw:style-name="gr11" draw:text-style-name="P3" xml:id="id9" draw:id="id9" draw:layer="layout" svg:x1="7.032cm" svg:y1="26.718cm" svg:x2="7.033cm" svg:y2="28.94cm">
          <text:p/>
        </draw:line>
        <draw:connector draw:style-name="gr12" draw:text-style-name="P3" draw:layer="layout" draw:type="lines" draw:line-skew="-0.554cm" svg:x1="7.032cm" svg:y1="28.94cm" svg:x2="8.62cm" svg:y2="29.892cm" draw:start-shape="id9" draw:start-glue-point="2" draw:end-shape="id10" draw:end-glue-point="3" svg:d="M7032 28940l1060 952h528" svg:viewBox="0 0 1589 953">
          <text:p/>
        </draw:connector>
        <draw:line draw:style-name="gr15" draw:text-style-name="P3" draw:layer="layout" svg:x1="7.033cm" svg:y1="28.305cm" svg:x2="8.62cm" svg:y2="28.305cm">
          <text:p/>
        </draw:line>
        <draw:line draw:style-name="gr15" draw:text-style-name="P3" draw:layer="layout" svg:x1="17.827cm" svg:y1="14.652cm" svg:x2="17.827cm" svg:y2="13.382cm">
          <text:p/>
        </draw:line>
        <draw:line draw:style-name="gr15" draw:text-style-name="P3" draw:layer="layout" svg:x1="17.827cm" svg:y1="12.112cm" svg:x2="17.827cm" svg:y2="10.842cm">
          <text:p/>
        </draw:line>
      </draw:page>
      <draw:page draw:name="page2" draw:style-name="dp1" draw:master-page-name="Default">
        <draw:custom-shape draw:style-name="gr16" draw:text-style-name="P2" draw:layer="layout" svg:width="4.445cm" svg:height="1.588cm" svg:x="1.001cm" svg:y="22.273cm">
          <text:p text:style-name="P1">round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445cm" svg:height="1.588cm" svg:x="6.081cm" svg:y="22.274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445cm" svg:height="1.588cm" svg:x="11.161cm" svg:y="22.274cm">
          <text:p text:style-name="P1">forename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445cm" svg:height="1.588cm" svg:x="16.241cm" svg:y="22.274cm">
          <text:p text:style-name="P1">surnam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7cm" svg:height="9.526cm" draw:transform="rotate (1.5707963267949) translate (11.16cm 25.449cm)">
          <text:p/>
          <draw:enhanced-geometry svg:viewBox="0 0 21600 21600" draw:glue-points="21600 0 0 10800 21600 21600" draw:text-areas="13800 ?f9 21600 ?f10" draw:type="left-brace" draw:modifiers="1800 5035.5410937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3" draw:text-style-name="P4" xml:id="id16" draw:id="id16" draw:layer="layout" svg:width="5.08cm" svg:height="1.271cm" svg:x="6.08cm" svg:y="7.349cm">
          <text:p text:style-name="P1">startPosi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12.747cm" svg:y="8.302cm">
          <text:p text:style-name="P1">finalPosi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1cm" svg:x="6.08cm" svg:y="9.254cm">
          <text:p text:style-name="P1">positionOr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1cm" svg:x="6.08cm" svg:y="14.97cm">
          <text:p text:style-name="P1">point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1cm" svg:x="12.747cm" svg:y="10.206cm">
          <text:p text:style-name="P1">lap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6.08cm" svg:y="11.16cm">
          <text:p text:style-name="P1">millisecond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12.747cm" svg:y="12.112cm">
          <text:p text:style-name="P1">fastestLap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6.08cm" svg:y="13.065cm">
          <text:p text:style-name="P1">fastestLapTim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1.271cm" svg:x="4.493cm" svg:y="27.035cm">
          <text:p text:style-name="P1">raceName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445cm" svg:height="1.27cm" svg:x="4.493cm" svg:y="25.448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5" draw:text-style-name="P4" xml:id="id12" draw:id="id12" draw:layer="layout" svg:width="4.445cm" svg:height="1.271cm" svg:x="4.492cm" svg:y="28.62cm">
          <text:p text:style-name="P1">circuitName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445cm" svg:height="1.27cm" svg:x="6.715cm" svg:y="30.844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4.445cm" svg:height="1.271cm" svg:x="6.715cm" svg:y="32.431cm">
          <text:p text:style-name="P1">country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445cm" svg:height="1.271cm" svg:x="14.971cm" svg:y="25.448cm">
          <text:p text:style-name="P1">dateOfBirth</text:p>
          <draw:enhanced-geometry svg:viewBox="0 0 21600 21600" draw:type="rectangle" draw:enhanced-path="M 0 0 L 21600 0 21600 21600 0 21600 0 0 Z N"/>
        </draw:custom-shape>
        <draw:custom-shape draw:style-name="gr18" draw:text-style-name="P4" xml:id="id14" draw:id="id14" draw:layer="layout" svg:width="4.445cm" svg:height="1.27cm" svg:x="15.018cm" svg:y="27.036cm">
          <text:p text:style-name="P1">nationality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7.303cm" svg:height="1.269cm" svg:x="12.747cm" svg:y="15.922cm">
          <text:p text:style-name="P1">constructorName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7.303cm" svg:height="1.271cm" svg:x="12.748cm" svg:y="18.461cm">
          <text:p text:style-name="P1">constructorNationalit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27cm" svg:x="12.747cm" svg:y="14.017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27cm" svg:height="9.526cm" draw:transform="rotate (1.5707963267949) translate (1.001cm 25.448cm)">
          <text:p/>
          <draw:enhanced-geometry svg:viewBox="0 0 21600 21600" draw:glue-points="21600 0 0 10800 21600 21600" draw:text-areas="13800 ?f9 21600 ?f10" draw:type="left-brace" draw:modifiers="1800 4310.0241419124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11" draw:text-style-name="P3" draw:layer="layout" svg:x1="2.906cm" svg:y1="25.448cm" svg:x2="2.905cm" svg:y2="27.987cm">
          <text:p/>
        </draw:line>
        <draw:line draw:style-name="gr11" draw:text-style-name="P3" xml:id="id11" draw:id="id11" draw:layer="layout" svg:x1="2.904cm" svg:y1="27.352cm" svg:x2="2.905cm" svg:y2="27.986cm">
          <text:p/>
        </draw:line>
        <draw:connector draw:style-name="gr12" draw:text-style-name="P3" draw:layer="layout" draw:type="lines" draw:line-skew="-0.553cm" svg:x1="2.904cm" svg:y1="27.986cm" svg:x2="4.492cm" svg:y2="29.255cm" draw:start-shape="id11" draw:start-glue-point="2" draw:end-shape="id12" draw:end-glue-point="3" svg:d="M2904 27986h1l1059 1269h528" svg:viewBox="0 0 1589 1270">
          <text:p/>
        </draw:connector>
        <draw:line draw:style-name="gr11" draw:text-style-name="P3" xml:id="id13" draw:id="id13" draw:layer="layout" svg:x1="13.383cm" svg:y1="25.449cm" svg:x2="13.383cm" svg:y2="26.718cm">
          <text:p/>
        </draw:line>
        <draw:connector draw:style-name="gr12" draw:text-style-name="P3" draw:layer="layout" draw:type="lines" draw:line-skew="-0.527cm" svg:x1="13.383cm" svg:y1="26.718cm" svg:x2="15.018cm" svg:y2="27.671cm" draw:start-shape="id13" draw:start-glue-point="2" draw:end-shape="id14" draw:end-glue-point="3" svg:d="M13383 26718h26l1081 953h528" svg:viewBox="0 0 1636 954">
          <text:p/>
        </draw:connector>
        <draw:custom-shape draw:style-name="gr13" draw:text-style-name="P3" draw:layer="layout" svg:width="1.27cm" svg:height="19.686cm" draw:transform="rotate (-1.5707963267949) translate (20.686cm 20.368cm)">
          <text:p/>
          <draw:enhanced-geometry svg:viewBox="0 0 21600 21600" draw:glue-points="21600 0 0 10800 21600 21600" draw:text-areas="13800 ?f9 21600 ?f10" draw:type="left-brace" draw:modifiers="1800 18116.48295829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line draw:style-name="gr11" draw:text-style-name="P3" xml:id="id15" draw:id="id15" draw:layer="layout" svg:x1="4.175cm" svg:y1="8.937cm" svg:x2="4.175cm" svg:y2="20.367cm">
          <text:p/>
        </draw:line>
        <draw:connector draw:style-name="gr12" draw:text-style-name="P3" draw:layer="layout" draw:type="lines" draw:line-skew="-0.553cm" svg:x1="4.175cm" svg:y1="8.937cm" svg:x2="6.08cm" svg:y2="7.984cm" draw:start-shape="id15" draw:start-glue-point="0" draw:end-shape="id16" svg:d="M4175 8937l1378-953h527" svg:viewBox="0 0 1906 954">
          <text:p/>
        </draw:connector>
        <draw:connector draw:style-name="gr12" draw:text-style-name="P3" draw:layer="layout" draw:type="lines" svg:x1="4.175cm" svg:y1="13.701cm" svg:x2="6.08cm" svg:y2="13.7cm" svg:d="M4175 13701h553l824-1h528" svg:viewBox="0 0 1906 2">
          <text:p/>
        </draw:connector>
        <draw:line draw:style-name="gr15" draw:text-style-name="P3" draw:layer="layout" svg:x1="2.906cm" svg:y1="26.083cm" svg:x2="4.493cm" svg:y2="26.083cm">
          <text:p/>
        </draw:line>
        <draw:line draw:style-name="gr15" draw:text-style-name="P3" draw:layer="layout" svg:x1="13.383cm" svg:y1="26.083cm" svg:x2="14.97cm" svg:y2="26.083cm">
          <text:p/>
        </draw:line>
        <draw:connector draw:style-name="gr12" draw:text-style-name="P3" draw:layer="layout" draw:type="lines" svg:x1="4.175cm" svg:y1="15.606cm" svg:x2="6.08cm" svg:y2="15.605cm" svg:d="M4175 15606h553l824-1h528" svg:viewBox="0 0 1906 2">
          <text:p/>
        </draw:connector>
        <draw:line draw:style-name="gr11" draw:text-style-name="P3" xml:id="id17" draw:id="id17" draw:layer="layout" svg:x1="5.127cm" svg:y1="29.892cm" svg:x2="5.128cm" svg:y2="32.114cm">
          <text:p/>
        </draw:line>
        <draw:connector draw:style-name="gr12" draw:text-style-name="P3" draw:layer="layout" draw:type="lines" draw:line-skew="-0.554cm" svg:x1="5.127cm" svg:y1="32.114cm" svg:x2="6.715cm" svg:y2="33.066cm" draw:start-shape="id17" draw:start-glue-point="2" draw:end-shape="id18" draw:end-glue-point="3" svg:d="M5127 32114l1060 952h528" svg:viewBox="0 0 1589 953">
          <text:p/>
        </draw:connector>
        <draw:line draw:style-name="gr15" draw:text-style-name="P3" draw:layer="layout" svg:x1="5.128cm" svg:y1="31.479cm" svg:x2="6.715cm" svg:y2="31.479cm">
          <text:p/>
        </draw:line>
        <draw:line draw:style-name="gr15" draw:text-style-name="P3" draw:layer="layout" svg:x1="4.175cm" svg:y1="16.557cm" svg:x2="12.747cm" svg:y2="16.557cm">
          <text:p/>
        </draw:line>
        <draw:line draw:style-name="gr15" draw:text-style-name="P3" draw:layer="layout" svg:x1="14.018cm" svg:y1="17.191cm" svg:x2="14.018cm" svg:y2="18.461cm">
          <text:p/>
        </draw:line>
        <draw:line draw:style-name="gr15" draw:text-style-name="P3" draw:layer="layout" svg:x1="2.905cm" svg:y1="27.67cm" svg:x2="4.492cm" svg:y2="27.67cm">
          <text:p/>
        </draw:line>
        <draw:line draw:style-name="gr15" draw:text-style-name="P3" draw:layer="layout" svg:x1="4.175cm" svg:y1="14.652cm" svg:x2="12.747cm" svg:y2="14.652cm">
          <text:p/>
        </draw:line>
        <draw:connector draw:style-name="gr12" draw:text-style-name="P3" draw:layer="layout" draw:type="lines" svg:x1="4.175cm" svg:y1="11.796cm" svg:x2="6.08cm" svg:y2="11.795cm" svg:d="M4175 11796h553l824-1h528" svg:viewBox="0 0 1906 2">
          <text:p/>
        </draw:connector>
        <draw:line draw:style-name="gr15" draw:text-style-name="P3" draw:layer="layout" svg:x1="4.175cm" svg:y1="12.747cm" svg:x2="12.747cm" svg:y2="12.747cm">
          <text:p/>
        </draw:line>
        <draw:connector draw:style-name="gr12" draw:text-style-name="P3" draw:layer="layout" draw:type="lines" svg:x1="4.175cm" svg:y1="9.891cm" svg:x2="6.08cm" svg:y2="9.89cm" svg:d="M4175 9891h553l824-1h528" svg:viewBox="0 0 1906 2">
          <text:p/>
        </draw:connector>
        <draw:line draw:style-name="gr15" draw:text-style-name="P3" draw:layer="layout" svg:x1="4.175cm" svg:y1="10.842cm" svg:x2="12.747cm" svg:y2="10.842cm">
          <text:p/>
        </draw:line>
        <draw:line draw:style-name="gr15" draw:text-style-name="P3" draw:layer="layout" svg:x1="4.175cm" svg:y1="8.937cm" svg:x2="12.747cm" svg:y2="8.937cm">
          <text:p/>
        </draw:line>
      </draw:page>
      <draw:page draw:name="page3" draw:style-name="dp1" draw:master-page-name="Default">
        <draw:custom-shape draw:style-name="gr21" draw:text-style-name="P2" draw:layer="layout" svg:width="5.715cm" svg:height="1.271cm" svg:x="1.952cm" svg:y="5.444cm">
          <text:p text:style-name="P1">Prime attribute 1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.667cm" svg:height="1.271cm" svg:x="11.795cm" svg:y="6.396cm">
          <text:p text:style-name="P1">Non-prime attribute 1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5.715cm" svg:height="1.271cm" svg:x="1.952cm" svg:y="7.349cm">
          <text:p text:style-name="P1">Prime attribute 2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5.715cm" svg:height="1.271cm" svg:x="1.952cm" svg:y="9.255cm">
          <text:p text:style-name="P1">Prime attribute 3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952cm" svg:height="3.175cm" svg:x="7.985cm" svg:y="5.4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line draw:style-name="gr15" draw:text-style-name="P3" draw:layer="layout" svg:x1="8.938cm" svg:y1="7.032cm" svg:x2="11.795cm" svg:y2="7.032cm">
          <text:p/>
        </draw:line>
      </draw:page>
      <draw:page draw:name="page4" draw:style-name="dp1" draw:master-page-name="Default">
        <draw:custom-shape draw:style-name="gr21" draw:text-style-name="P6" draw:layer="layout" svg:width="5.715cm" svg:height="1.271cm" svg:x="1.952cm" svg:y="5.444cm">
          <text:p text:style-name="P5">Prime attribute 1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6.567cm" svg:height="1.271cm" svg:x="10.308cm" svg:y="5.445cm">
          <text:p text:style-name="P5">Non-prime attribute 1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5.715cm" svg:height="1.271cm" svg:x="1.952cm" svg:y="7.349cm">
          <text:p text:style-name="P5">Prime attribute 2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952cm" svg:height="3.175cm" svg:x="7.985cm" svg:y="5.445cm">
          <text:p/>
          <draw:enhanced-geometry svg:viewBox="0 0 21600 21600" draw:glue-points="0 0 0 21600 21600 10800" draw:text-areas="0 ?f9 7800 ?f10" draw:type="right-brace" draw:modifiers="1800 4264.2317380352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line draw:style-name="gr15" draw:text-style-name="P3" draw:layer="layout" svg:x1="8.938cm" svg:y1="6.08cm" svg:x2="10.207cm" svg:y2="6.08cm">
          <text:p/>
        </draw:line>
        <draw:custom-shape draw:style-name="gr22" draw:text-style-name="P7" draw:layer="layout" svg:width="6.667cm" svg:height="1.271cm" svg:x="19.415cm" svg:y="5.445cm">
          <text:p text:style-name="P5">Non-prime attribute 2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6.875cm" svg:y1="6.08cm" svg:x2="19.415cm" svg:y2="6.08cm">
          <text:p/>
        </draw:line>
        <draw:custom-shape draw:style-name="gr21" draw:text-style-name="P6" draw:layer="layout" svg:width="5.715cm" svg:height="1.271cm" svg:x="1.952cm" svg:y="11.794cm">
          <text:p text:style-name="P5">Prime attribute 1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6.567cm" svg:height="1.271cm" svg:x="10.308cm" svg:y="9.891cm">
          <text:p text:style-name="P5">Non-prime attribute 1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6.567cm" svg:height="1.271cm" svg:x="10.308cm" svg:y="11.794cm">
          <text:p text:style-name="P5">Prime attribute 2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952cm" svg:height="3.175cm" svg:x="17.192cm" svg:y="9.89cm">
          <text:p/>
          <draw:enhanced-geometry svg:viewBox="0 0 21600 21600" draw:glue-points="0 0 0 21600 21600 10800" draw:text-areas="0 ?f9 7800 ?f10" draw:type="right-brace" draw:modifiers="1800 4264.2317380352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line draw:style-name="gr15" draw:text-style-name="P3" draw:layer="layout" svg:x1="18.145cm" svg:y1="10.525cm" svg:x2="19.415cm" svg:y2="10.525cm">
          <text:p/>
        </draw:line>
        <draw:custom-shape draw:style-name="gr22" draw:text-style-name="P7" draw:layer="layout" svg:width="6.667cm" svg:height="1.271cm" svg:x="19.415cm" svg:y="9.891cm">
          <text:p text:style-name="P5">Non-prime attribute 2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952cm" svg:y1="9.255cm" svg:x2="26.082cm" svg:y2="9.25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09:49:36.928129797</meta:creation-date>
    <dc:date>2025-10-22T12:02:23.228462795</dc:date>
    <meta:editing-duration>PT1H59M53S</meta:editing-duration>
    <meta:editing-cycles>11</meta:editing-cycles>
    <meta:generator>LibreOffice/25.2.3.2$Linux_X86_64 LibreOffice_project/520$Build-2</meta:generator>
    <meta:document-statistic meta:object-count="117"/>
  </office:meta>
</office:document-meta>
</file>